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2000000020A74E724B9067DA25.png" manifest:media-type="image/png"/>
  <manifest:file-entry manifest:full-path="Pictures/10001A820000034F0000034F6F6873DFF70DC271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iscoSans" svg:font-family="CiscoSans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Liberation Serif" fo:font-size="13.5pt" fo:letter-spacing="normal" fo:font-style="normal" fo:font-weight="bold" officeooo:rsid="00887866" officeooo:paragraph-rsid="00088be6" style:font-weight-asian="bold" style:font-weight-complex="bold"/>
    </style:style>
    <style:style style:name="P2" style:family="paragraph" style:parent-style-name="Standard">
      <style:text-properties style:font-name="Liberation Serif" fo:font-weight="normal" officeooo:rsid="008313e3" officeooo:paragraph-rsid="00088be6" style:font-weight-asian="normal" style:font-weight-complex="normal"/>
    </style:style>
    <style:style style:name="P3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</style:style>
    <style:style style:name="P4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loext:opacity="0%" style:font-name="Liberation Serif" fo:font-weight="normal" officeooo:rsid="00471e60" officeooo:paragraph-rsid="00471e60" style:font-weight-asian="normal" style:font-weight-complex="normal"/>
    </style:style>
    <style:style style:name="P5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loext:opacity="0%" style:font-name="Liberation Serif" fo:font-size="12pt" fo:font-weight="bold" officeooo:rsid="008313e3" officeooo:paragraph-rsid="00088be6" style:font-size-asian="12pt" style:font-weight-asian="bold" style:font-size-complex="12pt" style:font-weight-complex="bold"/>
    </style:style>
    <style:style style:name="P6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loext:opacity="0%" style:font-name="Liberation Serif" fo:font-size="12pt" fo:font-weight="bold" style:font-size-asian="12pt" style:font-weight-asian="bold" style:font-size-complex="12pt" style:font-weight-complex="bold"/>
    </style:style>
    <style:style style:name="P7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loext:opacity="0%" style:font-name="Liberation Serif" fo:font-size="12pt" fo:font-weight="normal" officeooo:rsid="0022a562" officeooo:paragraph-rsid="0022a562" style:font-size-asian="12pt" style:font-weight-asian="normal" style:font-size-complex="12pt" style:font-weight-complex="normal"/>
    </style:style>
    <style:style style:name="P8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loext:opacity="0%" style:font-name="Liberation Serif" fo:font-size="12pt" fo:font-weight="normal" officeooo:rsid="008313e3" officeooo:paragraph-rsid="00088be6" style:font-size-asian="12pt" style:font-weight-asian="normal" style:font-size-complex="12pt" style:font-weight-complex="normal"/>
    </style:style>
    <style:style style:name="P9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loext:opacity="0%" style:font-name="Liberation Serif" fo:font-size="12pt" fo:font-weight="normal" officeooo:rsid="0023d433" officeooo:paragraph-rsid="00244d95" style:font-size-asian="12pt" style:font-weight-asian="normal" style:font-size-complex="12pt" style:font-weight-complex="normal"/>
    </style:style>
    <style:style style:name="P10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loext:opacity="0%" style:font-name="Liberation Serif" fo:font-size="12pt" fo:font-weight="normal" officeooo:rsid="00244d95" officeooo:paragraph-rsid="00244d95" style:font-size-asian="12pt" style:font-weight-asian="normal" style:font-size-complex="12pt" style:font-weight-complex="normal"/>
    </style:style>
    <style:style style:name="P11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loext:opacity="0%" style:font-name="Liberation Serif" fo:font-size="12pt" fo:font-weight="normal" officeooo:rsid="00265555" officeooo:paragraph-rsid="00265555" style:font-size-asian="12pt" style:font-weight-asian="normal" style:font-size-complex="12pt" style:font-weight-complex="normal"/>
    </style:style>
    <style:style style:name="P12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loext:opacity="0%" style:font-name="Liberation Serif" fo:font-size="12pt" fo:font-weight="normal" officeooo:rsid="002a6e7e" officeooo:paragraph-rsid="002a6e7e" style:font-size-asian="12pt" style:font-weight-asian="normal" style:font-size-complex="12pt" style:font-weight-complex="normal"/>
    </style:style>
    <style:style style:name="P13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loext:opacity="0%" style:font-name="Liberation Serif" fo:font-size="12pt" fo:font-weight="normal" officeooo:rsid="002c0d20" officeooo:paragraph-rsid="002c0d20" style:font-size-asian="12pt" style:font-weight-asian="normal" style:font-size-complex="12pt" style:font-weight-complex="normal"/>
    </style:style>
    <style:style style:name="P14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loext:opacity="0%" style:font-name="Liberation Serif" fo:font-size="12pt" fo:font-weight="normal" officeooo:rsid="0032cde3" officeooo:paragraph-rsid="0032cde3" style:font-size-asian="12pt" style:font-weight-asian="normal" style:font-size-complex="12pt" style:font-weight-complex="normal"/>
    </style:style>
    <style:style style:name="P15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loext:opacity="0%" style:font-name="Liberation Serif" fo:font-size="12pt" fo:font-weight="normal" style:font-size-asian="12pt" style:font-weight-asian="normal" style:font-size-complex="12pt" style:font-weight-complex="normal"/>
    </style:style>
    <style:style style:name="P16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loext:opacity="0%" style:font-name="Liberation Serif" fo:font-size="12pt" fo:font-weight="normal" officeooo:rsid="0036b451" officeooo:paragraph-rsid="0036b451" style:font-size-asian="12pt" style:font-weight-asian="normal" style:font-size-complex="12pt" style:font-weight-complex="normal"/>
    </style:style>
    <style:style style:name="P17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loext:opacity="0%" style:font-name="Liberation Serif" fo:font-size="12pt" fo:font-weight="normal" officeooo:rsid="003897d4" officeooo:paragraph-rsid="003897d4" style:font-size-asian="12pt" style:font-weight-asian="normal" style:font-size-complex="12pt" style:font-weight-complex="normal"/>
    </style:style>
    <style:style style:name="P18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loext:opacity="0%" style:font-name="Liberation Serif" fo:font-size="12pt" fo:font-weight="normal" officeooo:rsid="00391873" officeooo:paragraph-rsid="00391873" style:font-size-asian="12pt" style:font-weight-asian="normal" style:font-size-complex="12pt" style:font-weight-complex="normal"/>
    </style:style>
    <style:style style:name="P19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loext:opacity="0%" style:font-name="Liberation Serif" fo:font-size="12pt" fo:font-weight="normal" officeooo:rsid="003a5067" officeooo:paragraph-rsid="003a5067" style:font-size-asian="12pt" style:font-weight-asian="normal" style:font-size-complex="12pt" style:font-weight-complex="normal"/>
    </style:style>
    <style:style style:name="P20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loext:opacity="0%" style:font-name="Liberation Serif" fo:font-size="12pt" fo:font-weight="normal" officeooo:rsid="003c74d6" officeooo:paragraph-rsid="003c74d6" style:font-size-asian="12pt" style:font-weight-asian="normal" style:font-size-complex="12pt" style:font-weight-complex="normal"/>
    </style:style>
    <style:style style:name="P21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loext:opacity="0%" style:font-name="Liberation Serif" fo:font-size="12pt" fo:font-weight="normal" officeooo:rsid="004121e9" officeooo:paragraph-rsid="004121e9" style:font-size-asian="12pt" style:font-weight-asian="normal" style:font-size-complex="12pt" style:font-weight-complex="normal"/>
    </style:style>
    <style:style style:name="P22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loext:opacity="0%" style:font-name="Liberation Serif" fo:font-size="12pt" fo:font-weight="normal" officeooo:rsid="004121e9" officeooo:paragraph-rsid="004277f2" style:font-size-asian="12pt" style:font-weight-asian="normal" style:font-size-complex="12pt" style:font-weight-complex="normal"/>
    </style:style>
    <style:style style:name="P23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loext:opacity="0%" style:font-name="Liberation Serif" fo:font-size="12pt" fo:font-weight="normal" officeooo:rsid="003d168a" officeooo:paragraph-rsid="003d168a" style:font-size-asian="12pt" style:font-weight-asian="normal" style:font-size-complex="12pt" style:font-weight-complex="normal"/>
    </style:style>
    <style:style style:name="P24" style:family="paragraph" style:parent-style-name="Default_20_Drawing_20_Style">
      <style:paragraph-properties fo:margin-left="0in" fo:margin-right="0in" style:line-height-at-least="0.139in" fo:text-align="start" style:justify-single-word="false" fo:text-indent="0in" style:auto-text-indent="false" style:writing-mode="lr-tb"/>
      <style:text-properties style:use-window-font-color="true" loext:opacity="0%" style:font-name="Liberation Serif" fo:font-size="12pt" fo:font-weight="normal" officeooo:rsid="00445715" officeooo:paragraph-rsid="0044571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887866" officeooo:paragraph-rsid="00088be6" style:font-weight-asian="bold" style:font-weight-complex="bold"/>
    </style:style>
    <style:style style:name="P26" style:family="paragraph">
      <style:paragraph-properties fo:text-align="start" style:writing-mode="lr-tb"/>
    </style:style>
    <style:style style:name="P2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8" style:family="paragraph">
      <loext:graphic-properties draw:fill="none"/>
      <style:paragraph-properties fo:text-align="center"/>
    </style:style>
    <style:style style:name="T1" style:family="text">
      <style:text-properties fo:font-size="14pt" fo:letter-spacing="normal" style:font-size-asian="14pt"/>
    </style:style>
    <style:style style:name="T2" style:family="text">
      <style:text-properties fo:font-size="14pt" fo:letter-spacing="normal" officeooo:rsid="002804dd" style:font-size-asian="14pt"/>
    </style:style>
    <style:style style:name="T3" style:family="text">
      <style:text-properties fo:font-size="14pt" fo:letter-spacing="normal" officeooo:rsid="002fc171" style:font-size-asian="14pt"/>
    </style:style>
    <style:style style:name="T4" style:family="text">
      <style:text-properties fo:font-size="14pt" fo:letter-spacing="normal" officeooo:rsid="0034bed4" style:font-size-asian="14pt"/>
    </style:style>
    <style:style style:name="T5" style:family="text">
      <style:text-properties fo:font-size="14pt" fo:letter-spacing="normal" officeooo:rsid="004277f2" style:font-size-asian="14pt"/>
    </style:style>
    <style:style style:name="T6" style:family="text">
      <style:text-properties style:text-outline="false" style:text-line-through-style="none" style:text-line-through-type="none" fo:font-size="14pt" fo:letter-spacing="normal" fo:font-style="normal" fo:text-shadow="none" style:text-underline-style="none" officeooo:rsid="00316f27" style:letter-kerning="true" style:font-name-asian="DejaVu Sans" style:font-size-asian="14pt" style:font-style-asian="normal" style:font-name-complex="Noto Sans1" style:font-size-complex="12pt" style:text-emphasize="none"/>
    </style:style>
    <style:style style:name="T7" style:family="text">
      <style:text-properties style:text-outline="false" style:text-line-through-style="none" style:text-line-through-type="none" fo:letter-spacing="normal" fo:font-style="normal" fo:text-shadow="none" style:text-underline-style="none" officeooo:rsid="00316f27" style:letter-kerning="true" style:font-name-asian="DejaVu Sans" style:font-style-asian="normal" style:font-name-complex="Noto Sans1" style:text-emphasize="none"/>
    </style:style>
    <style:style style:name="T8" style:family="text">
      <style:text-properties fo:font-size="12pt" fo:letter-spacing="normal" style:font-size-asian="12pt" style:font-size-complex="12pt"/>
    </style:style>
    <style:style style:name="T9" style:family="text">
      <style:text-properties fo:letter-spacing="normal"/>
    </style:style>
    <style:style style:name="T10" style:family="text">
      <style:text-properties fo:letter-spacing="normal" officeooo:rsid="0034bed4"/>
    </style:style>
    <style:style style:name="T11" style:family="text">
      <style:text-properties fo:letter-spacing="normal" officeooo:rsid="002804dd"/>
    </style:style>
    <style:style style:name="T12" style:family="text">
      <style:text-properties fo:letter-spacing="normal" officeooo:rsid="002fc171"/>
    </style:style>
    <style:style style:name="T13" style:family="text">
      <style:text-properties fo:letter-spacing="normal" officeooo:rsid="004277f2"/>
    </style:style>
    <style:style style:name="T14" style:family="text">
      <style:text-properties fo:letter-spacing="normal" fo:font-weight="normal" style:font-weight-asian="normal" style:font-weight-complex="normal"/>
    </style:style>
    <style:style style:name="T15" style:family="text">
      <style:text-properties fo:color="#000000" loext:opacity="100%" style:font-name="Liberation Serif2" fo:font-size="12pt" fo:font-weight="bold" style:font-size-asian="12pt" style:font-name-complex="Liberation Serif2" style:font-size-complex="12pt" style:font-weight-complex="bold"/>
    </style:style>
    <style:style style:name="T16" style:family="text">
      <style:text-properties fo:color="#000000" loext:opacity="100%" style:font-name="Liberation Serif2" fo:font-size="12pt" style:font-size-asian="12pt" style:font-name-complex="Liberation Serif2" style:font-size-complex="12pt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428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002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3445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8484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6638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223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1.4689in" fo:padding-top="0in" fo:padding-bottom="0in" fo:padding-left="0in" fo:padding-right="0in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1.5209in" fo:padding-top="0in" fo:padding-bottom="0in" fo:padding-left="0in" fo:padding-right="0in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g text:anchor-type="paragraph" draw:z-index="4" draw:name="Shape1" draw:style-name="gr1"><draw:frame draw:style-name="gr2" draw:text-style-name="P27" svg:width="0.428in" svg:height="0.1925in" svg:x="0in" svg:y="0.0008in"><draw:text-box><text:p text:style-name="P26"><text:span text:style-name="T15">Nama</text:span></text:p></draw:text-box></draw:frame><draw:frame draw:style-name="gr3" draw:text-style-name="P27" svg:width="1.0024in" svg:height="0.1925in" svg:x="0.9846in" svg:y="0.0008in"><draw:text-box><text:p text:style-name="P26"><text:span text:style-name="T15">: Eko Saputra</text:span></text:p></draw:text-box></draw:frame><draw:frame draw:style-name="gr4" draw:text-style-name="P27" svg:width="0.3449in" svg:height="0.1925in" svg:x="0in" svg:y="0.2217in"><draw:text-box><text:p text:style-name="P26"><text:span text:style-name="T15">NIM</text:span></text:p></draw:text-box></draw:frame><draw:frame draw:style-name="gr5" draw:text-style-name="P27" svg:width="0.8488in" svg:height="0.1925in" svg:x="0.9846in" svg:y="0.2217in"><draw:text-box><text:p text:style-name="P26"><text:span text:style-name="T15">: </text:span><text:span text:style-name="T15">2014</text:span><text:span text:style-name="T15">2000</text:span><text:span text:style-name="T15">1</text:span></text:p></draw:text-box></draw:frame><draw:frame draw:style-name="gr6" draw:text-style-name="P27" svg:width="0.6642in" svg:height="0.1925in" svg:x="0in" svg:y="0.4409in"><draw:text-box><text:p text:style-name="P26"><text:span text:style-name="T15">Fakultas </text:span></text:p></draw:text-box></draw:frame><draw:frame draw:style-name="gr7" draw:text-style-name="P27" svg:width="1.224in" svg:height="0.1925in" svg:x="0.9846in" svg:y="0.4409in"><draw:text-box><text:p text:style-name="P26"><text:span text:style-name="T15">: Ilmu Komputer</text:span></text:p></draw:text-box></draw:frame><draw:frame draw:style-name="gr8" draw:text-style-name="P27" svg:width="1.4689in" svg:height="0.3843in" svg:x="0in" svg:y="0.6618in"><draw:text-box><text:p text:style-name="P26"><text:span text:style-name="T15">Prodi</text:span></text:p><text:p text:style-name="P26"><text:span text:style-name="T15">Kelas</text:span><text:span text:style-name="T15"><text:tab/></text:span><text:span text:style-name="T15"><text:tab/></text:span><text:span text:style-name="T15"><text:tab/></text:span><text:span text:style-name="T15">: IF3A</text:span></text:p></draw:text-box></draw:frame><draw:frame draw:style-name="gr9" draw:text-style-name="P27" svg:width="1.5213in" svg:height="0.1925in" svg:x="0.9846in" svg:y="0.6618in"><draw:text-box><text:p text:style-name="P26"><text:span text:style-name="T15">: </text:span><text:span text:style-name="T15">Tekni</text:span><text:span text:style-name="T15">k </text:span><text:span text:style-name="T15">Infor</text:span><text:span text:style-name="T15">matik</text:span><text:span text:style-name="T15">a</text:span></text:p></draw:text-box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9">boot system flash</text:span></text:p>
      <text:p text:style-name="P7"><text:span text:style-name="T9">Perintah untuk membua</text:span><text:span text:style-name="T10">t</text:span><text:span text:style-name="T9"> ruang perangkat</text:span></text:p>
      <text:p text:style-name="P8"><text:span text:style-name="T9"/></text:p>
      <text:p text:style-name="P6"><text:span text:style-name="T9">Power over Ethernet (PoE)</text:span></text:p>
      <text:p text:style-name="P9"><text:span text:style-name="T9">Untuk menunjukan status port switch</text:span></text:p>
      <text:p text:style-name="P9"><text:span text:style-name="T9"><text:s/></text:span></text:p>
      <text:p text:style-name="P6"><text:span text:style-name="T9">duplex</text:span></text:p>
      <text:p text:style-name="P10"><text:span text:style-name="T9">Untuk konfigurasi </text:span><text:span text:style-name="T7">antarmuka</text:span><text:span text:style-name="T9"> duplex</text:span></text:p>
      <text:p text:style-name="P10"><text:span text:style-name="T9"/></text:p>
      <text:p text:style-name="P6"><text:span text:style-name="T9">speed</text:span></text:p>
      <text:p text:style-name="P11"><text:span text:style-name="T9">Untuk konfigurasi </text:span><text:span text:style-name="T11">kecepatan</text:span></text:p>
      <text:p text:style-name="P11"><text:span text:style-name="T11"/></text:p>
      <text:p text:style-name="P6"><text:span text:style-name="T9">auto-mdix</text:span></text:p>
      <text:p text:style-name="P12"><text:span text:style-name="T9">Untuk mendeteksi jenis koneksi kabel dan mengkonfigurasi koneksi secara otomatis</text:span></text:p>
      <text:p text:style-name="P12"><text:span text:style-name="T9"/></text:p>
      <text:p text:style-name="P6"><text:span text:style-name="T9">show controllers ethernet controller X</text:span></text:p>
      <text:p text:style-name="P13"><text:span text:style-name="T9">Untuk memeriksa setelan </text:span><text:span text:style-name="T12">m</text:span><text:span text:style-name="T9">dix otomatis pada antarmuka tertentu</text:span></text:p>
      <text:p text:style-name="P13"><text:span text:style-name="T9"/></text:p>
      <text:p text:style-name="P6"><text:span text:style-name="T9">phy</text:span></text:p>
      <text:p text:style-name="P14"><text:span text:style-name="T9">Kata kunci untuk memeriksa setelan mdix otomatis pada antarmuka tertentu </text:span></text:p>
      <text:p text:style-name="P14"><text:span text:style-name="T9"/></text:p>
      <text:p text:style-name="P15"><text:span text:style-name="T9">show flash</text:span></text:p>
      <text:p text:style-name="P16"><text:span text:style-name="T9">Untuk menampilkan ruang perangkat</text:span></text:p>
      <text:p text:style-name="P16"><text:span text:style-name="T9"/></text:p>
      <text:p text:style-name="P6"><text:span text:style-name="T9">show history</text:span></text:p>
      <text:p text:style-name="P17"><text:span text:style-name="T9">Untuk menampilkan log</text:span></text:p>
      <text:p text:style-name="P17"><text:span text:style-name="T9"/></text:p>
      <text:p text:style-name="P6"><text:span text:style-name="T9">show ip ssh</text:span></text:p>
      <text:p text:style-name="P18"><text:span text:style-name="T9">Untuk menampilkan IP SSH</text:span></text:p>
      <text:p text:style-name="P18"><text:span text:style-name="T9"/></text:p>
      <text:p text:style-name="P6"><text:span text:style-name="T9">ip ssh version 2</text:span></text:p>
      <text:p text:style-name="P19"><text:span text:style-name="T9">Untuk menampilkan IP SSH versi 2 konfigurasi global </text:span></text:p>
      <text:p text:style-name="P19"><text:span text:style-name="T9"/></text:p>
      <text:p text:style-name="P6"><text:span text:style-name="T9">Loopback Interface</text:span></text:p>
      <text:p text:style-name="P20"><text:span text:style-name="T9">Untuk membuat interface tambahan</text:span></text:p>
      <text:p text:style-name="P20"><text:span text:style-name="T9"/></text:p>
      <text:p text:style-name="P6"><text:span text:style-name="T9">include</text:span></text:p>
      <text:p text:style-name="P21"><text:span text:style-name="T9">Menyertkan semua baris keluaran yang cocok dengan ekspresi pemfilteran.</text:span></text:p>
      <text:p text:style-name="P21"><text:span text:style-name="T9"/></text:p>
      <text:p text:style-name="P23"><text:span text:style-name="T9"/></text:p>
      <text:p text:style-name="P6"><text:span text:style-name="T9">exclude</text:span></text:p>
      <text:p text:style-name="P22"><text:span text:style-name="T13">Mengecualikan</text:span><text:span text:style-name="T9"> semua baris keluaran yang cocok dengan ekspresi pemfilteran.</text:span></text:p>
      <text:p text:style-name="P22"><text:soft-page-break/><text:span text:style-name="T9"/></text:p>
      <text:p text:style-name="P6"><text:span text:style-name="T9">Section</text:span></text:p>
      <text:p text:style-name="P24"><text:span text:style-name="T9">Penampilkan seluruh bagian yang di mulai dengan ekspresi pemfilteran.</text:span></text:p>
      <text:p text:style-name="P15"><text:span text:style-name="T9"/></text:p>
      <text:p text:style-name="P6"><text:span text:style-name="T9">terminal history size</text:span></text:p>
      <text:p text:style-name="P4"><text:span text:style-name="T8">Untuk menambah atau mengurangi buffer</text:span><text:span text:style-name="T1"> </text:span></text:p>
      <text:p text:style-name="P3"/>
      <text:p text:style-name="P2"/>
      <text:p text:style-name="P2"/>
      <text:p text:style-name="P25"><text:tab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iscoSans" svg:font-family="CiscoSans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/>
    <style:font-face style:name="Lohit Hindi" svg:font-family="'Lohit Hindi'" style:font-family-generic="system" style:font-pitch="variable"/>
    <style:font-face style:name="Lohit Hindi1" svg:font-family="'Lohit Hindi'" style:font-pitch="variable"/>
    <style:font-face style:name="Lohit Hindi2" svg:font-family="'Lohit Hindi'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_33__5f_Title_20_Slide-animated_20_gradient_7e_LT_7e_Gliederung_20_1" style:display-name="3_Title Slide-animated gradient~LT~Gliederung 1" style:family="paragraph" style:default-outline-level="">
      <style:paragraph-properties fo:margin-top="0.1965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1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3__5f_Title_20_Slide-animated_20_gradient_7e_LT_7e_Gliederung_20_2" style:display-name="3_Title Slide-animated gradient~LT~Gliederung 2" style:family="paragraph" style:parent-style-name="_33__5f_Title_20_Slide-animated_20_gradient_7e_LT_7e_Gliederung_20_1" style:default-outline-level="">
      <style:paragraph-properties fo:margin-top="0.1575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_33__5f_Title_20_Slide-animated_20_gradient_7e_LT_7e_Gliederung_20_3" style:display-name="3_Title Slide-animated gradient~LT~Gliederung 3" style:family="paragraph" style:parent-style-name="_33__5f_Title_20_Slide-animated_20_gradient_7e_LT_7e_Gliederung_20_2" style:default-outline-level="">
      <style:paragraph-properties fo:margin-top="0.1181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_33__5f_Title_20_Slide-animated_20_gradient_7e_LT_7e_Gliederung_20_4" style:display-name="3_Title Slide-animated gradient~LT~Gliederung 4" style:family="paragraph" style:parent-style-name="_33__5f_Title_20_Slide-animated_20_gradient_7e_LT_7e_Gliederung_20_3" style:default-outline-level="">
      <style:paragraph-properties fo:margin-top="0.0783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_33__5f_Title_20_Slide-animated_20_gradient_7e_LT_7e_Gliederung_20_5" style:display-name="3_Title Slide-animated gradient~LT~Gliederung 5" style:family="paragraph" style:parent-style-name="_33__5f_Title_20_Slide-animated_20_gradient_7e_LT_7e_Gliederung_20_4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3__5f_Title_20_Slide-animated_20_gradient_7e_LT_7e_Gliederung_20_6" style:display-name="3_Title Slide-animated gradient~LT~Gliederung 6" style:family="paragraph" style:parent-style-name="_33__5f_Title_20_Slide-animated_20_gradient_7e_LT_7e_Gliederung_20_5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3__5f_Title_20_Slide-animated_20_gradient_7e_LT_7e_Gliederung_20_7" style:display-name="3_Title Slide-animated gradient~LT~Gliederung 7" style:family="paragraph" style:parent-style-name="_33__5f_Title_20_Slide-animated_20_gradient_7e_LT_7e_Gliederung_20_6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3__5f_Title_20_Slide-animated_20_gradient_7e_LT_7e_Gliederung_20_8" style:display-name="3_Title Slide-animated gradient~LT~Gliederung 8" style:family="paragraph" style:parent-style-name="_33__5f_Title_20_Slide-animated_20_gradient_7e_LT_7e_Gliederung_20_7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3__5f_Title_20_Slide-animated_20_gradient_7e_LT_7e_Gliederung_20_9" style:display-name="3_Title Slide-animated gradient~LT~Gliederung 9" style:family="paragraph" style:parent-style-name="_33__5f_Title_20_Slide-animated_20_gradient_7e_LT_7e_Gliederung_20_8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3__5f_Title_20_Slide-animated_20_gradient_7e_LT_7e_Titel" style:display-name="3_Title Slide-animated gradient~LT~Titel" style:family="paragraph" style:default-outline-level="">
      <style:paragraph-properties style:line-height-at-least="0.139in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3__5f_Title_20_Slide-animated_20_gradient_7e_LT_7e_Untertitel" style:display-name="3_Title Slide-animated gradi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3__5f_Title_20_Slide-animated_20_gradient_7e_LT_7e_Notizen" style:display-name="3_Title Slide-animated gradien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3__5f_Title_20_Slide-animated_20_gradient_7e_LT_7e_Hintergrundobjekte" style:display-name="3_Title Slide-animated gradi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3__5f_Title_20_Slide-animated_20_gradient_7e_LT_7e_Hintergrund" style:display-name="3_Title Slide-animated gradi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1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1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3__5f_Segue_7e_LT_7e_Gliederung_20_1" style:display-name="3_Segue~LT~Gliederung 1" style:family="paragraph" style:default-outline-level="">
      <style:paragraph-properties fo:margin-top="0.1965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1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3__5f_Segue_7e_LT_7e_Gliederung_20_2" style:display-name="3_Segue~LT~Gliederung 2" style:family="paragraph" style:parent-style-name="_33__5f_Segue_7e_LT_7e_Gliederung_20_1" style:default-outline-level="">
      <style:paragraph-properties fo:margin-top="0.1575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_33__5f_Segue_7e_LT_7e_Gliederung_20_3" style:display-name="3_Segue~LT~Gliederung 3" style:family="paragraph" style:parent-style-name="_33__5f_Segue_7e_LT_7e_Gliederung_20_2" style:default-outline-level="">
      <style:paragraph-properties fo:margin-top="0.1181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_33__5f_Segue_7e_LT_7e_Gliederung_20_4" style:display-name="3_Segue~LT~Gliederung 4" style:family="paragraph" style:parent-style-name="_33__5f_Segue_7e_LT_7e_Gliederung_20_3" style:default-outline-level="">
      <style:paragraph-properties fo:margin-top="0.0783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_33__5f_Segue_7e_LT_7e_Gliederung_20_5" style:display-name="3_Segue~LT~Gliederung 5" style:family="paragraph" style:parent-style-name="_33__5f_Segue_7e_LT_7e_Gliederung_20_4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3__5f_Segue_7e_LT_7e_Gliederung_20_6" style:display-name="3_Segue~LT~Gliederung 6" style:family="paragraph" style:parent-style-name="_33__5f_Segue_7e_LT_7e_Gliederung_20_5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3__5f_Segue_7e_LT_7e_Gliederung_20_7" style:display-name="3_Segue~LT~Gliederung 7" style:family="paragraph" style:parent-style-name="_33__5f_Segue_7e_LT_7e_Gliederung_20_6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3__5f_Segue_7e_LT_7e_Gliederung_20_8" style:display-name="3_Segue~LT~Gliederung 8" style:family="paragraph" style:parent-style-name="_33__5f_Segue_7e_LT_7e_Gliederung_20_7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3__5f_Segue_7e_LT_7e_Gliederung_20_9" style:display-name="3_Segue~LT~Gliederung 9" style:family="paragraph" style:parent-style-name="_33__5f_Segue_7e_LT_7e_Gliederung_20_8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3__5f_Segue_7e_LT_7e_Titel" style:display-name="3_Segue~LT~Titel" style:family="paragraph" style:default-outline-level="">
      <style:paragraph-properties style:line-height-at-least="0.139in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3__5f_Segue_7e_LT_7e_Untertitel" style:display-name="3_Segu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3__5f_Segue_7e_LT_7e_Notizen" style:display-name="3_Segue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3__5f_Segue_7e_LT_7e_Hintergrundobjekte" style:display-name="3_Segu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3__5f_Segue_7e_LT_7e_Hintergrund" style:display-name="3_Segu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ulti_5f_Slide_7e_LT_7e_Gliederung_20_1" style:display-name="Multi_Slide~LT~Gliederung 1" style:family="paragraph" style:default-outline-level="">
      <style:paragraph-properties fo:margin-top="0.1965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1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ulti_5f_Slide_7e_LT_7e_Gliederung_20_2" style:display-name="Multi_Slide~LT~Gliederung 2" style:family="paragraph" style:parent-style-name="Multi_5f_Slide_7e_LT_7e_Gliederung_20_1" style:default-outline-level="">
      <style:paragraph-properties fo:margin-top="0.1575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Multi_5f_Slide_7e_LT_7e_Gliederung_20_3" style:display-name="Multi_Slide~LT~Gliederung 3" style:family="paragraph" style:parent-style-name="Multi_5f_Slide_7e_LT_7e_Gliederung_20_2" style:default-outline-level="">
      <style:paragraph-properties fo:margin-top="0.1181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Multi_5f_Slide_7e_LT_7e_Gliederung_20_4" style:display-name="Multi_Slide~LT~Gliederung 4" style:family="paragraph" style:parent-style-name="Multi_5f_Slide_7e_LT_7e_Gliederung_20_3" style:default-outline-level="">
      <style:paragraph-properties fo:margin-top="0.0783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Multi_5f_Slide_7e_LT_7e_Gliederung_20_5" style:display-name="Multi_Slide~LT~Gliederung 5" style:family="paragraph" style:parent-style-name="Multi_5f_Slide_7e_LT_7e_Gliederung_20_4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ulti_5f_Slide_7e_LT_7e_Gliederung_20_6" style:display-name="Multi_Slide~LT~Gliederung 6" style:family="paragraph" style:parent-style-name="Multi_5f_Slide_7e_LT_7e_Gliederung_20_5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ulti_5f_Slide_7e_LT_7e_Gliederung_20_7" style:display-name="Multi_Slide~LT~Gliederung 7" style:family="paragraph" style:parent-style-name="Multi_5f_Slide_7e_LT_7e_Gliederung_20_6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ulti_5f_Slide_7e_LT_7e_Gliederung_20_8" style:display-name="Multi_Slide~LT~Gliederung 8" style:family="paragraph" style:parent-style-name="Multi_5f_Slide_7e_LT_7e_Gliederung_20_7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ulti_5f_Slide_7e_LT_7e_Gliederung_20_9" style:display-name="Multi_Slide~LT~Gliederung 9" style:family="paragraph" style:parent-style-name="Multi_5f_Slide_7e_LT_7e_Gliederung_20_8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ulti_5f_Slide_7e_LT_7e_Titel" style:display-name="Multi_Slide~LT~Titel" style:family="paragraph" style:default-outline-level="">
      <style:paragraph-properties style:line-height-at-least="0.139in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ulti_5f_Slide_7e_LT_7e_Untertitel" style:display-name="Multi_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ulti_5f_Slide_7e_LT_7e_Notizen" style:display-name="Multi_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ulti_5f_Slide_7e_LT_7e_Hintergrundobjekte" style:display-name="Multi_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ulti_5f_Slide_7e_LT_7e_Hintergrund" style:display-name="Multi_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1__5f_Closing_20_Slide_7e_LT_7e_Gliederung_20_1" style:display-name="1_Closing Slide~LT~Gliederung 1" style:family="paragraph" style:default-outline-level="">
      <style:paragraph-properties fo:margin-top="0.1965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1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_5f_Closing_20_Slide_7e_LT_7e_Gliederung_20_2" style:display-name="1_Closing Slide~LT~Gliederung 2" style:family="paragraph" style:parent-style-name="_31__5f_Closing_20_Slide_7e_LT_7e_Gliederung_20_1" style:default-outline-level="">
      <style:paragraph-properties fo:margin-top="0.1575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_31__5f_Closing_20_Slide_7e_LT_7e_Gliederung_20_3" style:display-name="1_Closing Slide~LT~Gliederung 3" style:family="paragraph" style:parent-style-name="_31__5f_Closing_20_Slide_7e_LT_7e_Gliederung_20_2" style:default-outline-level="">
      <style:paragraph-properties fo:margin-top="0.1181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_31__5f_Closing_20_Slide_7e_LT_7e_Gliederung_20_4" style:display-name="1_Closing Slide~LT~Gliederung 4" style:family="paragraph" style:parent-style-name="_31__5f_Closing_20_Slide_7e_LT_7e_Gliederung_20_3" style:default-outline-level="">
      <style:paragraph-properties fo:margin-top="0.0783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_31__5f_Closing_20_Slide_7e_LT_7e_Gliederung_20_5" style:display-name="1_Closing Slide~LT~Gliederung 5" style:family="paragraph" style:parent-style-name="_31__5f_Closing_20_Slide_7e_LT_7e_Gliederung_20_4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Closing_20_Slide_7e_LT_7e_Gliederung_20_6" style:display-name="1_Closing Slide~LT~Gliederung 6" style:family="paragraph" style:parent-style-name="_31__5f_Closing_20_Slide_7e_LT_7e_Gliederung_20_5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Closing_20_Slide_7e_LT_7e_Gliederung_20_7" style:display-name="1_Closing Slide~LT~Gliederung 7" style:family="paragraph" style:parent-style-name="_31__5f_Closing_20_Slide_7e_LT_7e_Gliederung_20_6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Closing_20_Slide_7e_LT_7e_Gliederung_20_8" style:display-name="1_Closing Slide~LT~Gliederung 8" style:family="paragraph" style:parent-style-name="_31__5f_Closing_20_Slide_7e_LT_7e_Gliederung_20_7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Closing_20_Slide_7e_LT_7e_Gliederung_20_9" style:display-name="1_Closing Slide~LT~Gliederung 9" style:family="paragraph" style:parent-style-name="_31__5f_Closing_20_Slide_7e_LT_7e_Gliederung_20_8" style:default-outline-level="">
      <style:paragraph-properties fo:margin-top="0.0398in" fo:margin-bottom="0in" style:contextual-spacing="false" fo:line-height="95%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Closing_20_Slide_7e_LT_7e_Titel" style:display-name="1_Closing Slide~LT~Titel" style:family="paragraph" style:default-outline-level="">
      <style:paragraph-properties style:line-height-at-least="0.139in" fo:text-align="start" style:justify-single-word="false" style:writing-mode="lr-tb"/>
      <style:text-properties fo:color="#58585b" loext:opacity="100%" style:text-outline="false" style:text-line-through-style="none" style:text-line-through-type="none" style:font-name="CiscoSans" fo:font-family="Cisco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_5f_Closing_20_Slide_7e_LT_7e_Untertitel" style:display-name="1_Closing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_5f_Closing_20_Slide_7e_LT_7e_Notizen" style:display-name="1_Closing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_31__5f_Closing_20_Slide_7e_LT_7e_Hintergrundobjekte" style:display-name="1_Closing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_31__5f_Closing_20_Slide_7e_LT_7e_Hintergrund" style:display-name="1_Closing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style:paragraph-properties fo:text-align="start" style:writing-mode="lr-tb"/>
    </style:style>
    <style:style style:name="M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MT1" style:family="text">
      <style:text-properties fo:color="#000000" loext:opacity="100%" style:font-name="Liberation Serif2" fo:font-size="12pt" style:font-size-asian="12pt" style:font-name-complex="Liberation Serif2" style:font-size-complex="12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839in" fo:min-width="3.8311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><draw:frame text:anchor-type="paragraph" draw:z-index="1" draw:name="Shape3" draw:style-name="Mgr1" draw:text-style-name="MP1" svg:width="0.6114in" svg:height="0.6016in" svg:x="-0.6319in" svg:y="-0.148in"><draw:image xlink:href="Pictures/10001A820000034F0000034F6F6873DFF70DC271.svg" xlink:type="simple" xlink:show="embed" xlink:actuate="onLoad" draw:mime-type="image/svg+xml"><text:p/></draw:image><draw:image xlink:href="Pictures/100000010000002000000020A74E724B9067DA25.png" xlink:type="simple" xlink:show="embed" xlink:actuate="onLoad" draw:mime-type="image/png"/><loext:qrcode office:string-value="https://github.com/ekovegeance/ComputerScience" loext:qrcode-errorcorrection="low" loext:qrcode-border="1"/></draw:frame><draw:frame text:anchor-type="paragraph" draw:z-index="3" draw:name="Shape2" draw:style-name="Mgr2" draw:text-style-name="MP3" svg:width="4.137in" svg:height="0.3843in" svg:x="0.0839in" svg:y="0.0008in"><draw:text-box><text:p text:style-name="MP2"><text:span text:style-name="MT1"><text:s text:c="2"/></text:span><text:span text:style-name="MT1">Eko Saputra | JARINGAN KOMPUTER2 SM3 22OCT2021</text:span></text:p><text:p text:style-name="MP2"><text:span text:style-name="MT1"><text:s text:c="2"/></text:span><text:span text:style-name="MT1"><text:a xlink:href="http://www.ekovegeance.com/" xlink:type="simple">www.ekovegeance.com</text:a></text:span><text:span text:style-name="MT1"><text:s/></text:span>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2.1.2$Linux_X86_64 LibreOffice_project/87b77fad49947c1441b67c559c339af8f3517e22</meta:generator>
    <dc:date>2021-10-22T05:59:36.589343880</dc:date>
    <meta:editing-duration>PT1H4M3S</meta:editing-duration>
    <meta:editing-cycles>55</meta:editing-cycles>
    <meta:document-statistic meta:table-count="0" meta:image-count="0" meta:object-count="0" meta:page-count="2" meta:paragraph-count="34" meta:word-count="135" meta:character-count="976" meta:non-whitespace-character-count="868"/>
  </office:meta>
</office:document-meta>
</file>